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width="true" fo:min-height="0.458cm" fo:padding-top="0cm" fo:padding-bottom="0cm" fo:padding-left="0cm" fo:padding-right="0cm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solid"/>
    </style:style>
    <style:style style:name="gr5" style:family="graphic" style:parent-style-name="standard">
      <style:graphic-properties draw:stroke="solid" dr3d:vertical-segments="16" dr3d:close-front="true" dr3d:close-back="true"/>
    </style:style>
    <style:style style:name="gr6" style:family="graphic" style:parent-style-name="standard">
      <style:graphic-properties draw:marker-end="Arrow" draw:marker-end-width="0.159cm" draw:textarea-horizontal-align="center" draw:textarea-vertical-align="middle"/>
    </style:style>
    <style:style style:name="gr7" style:family="graphic" style:parent-style-name="standard">
      <style:graphic-properties draw:stroke="solid" draw:stroke-dash="Ultrafine_20_Dashed" svg:stroke-width="0cm" svg:stroke-color="#c0c0c0" draw:marker-start="" draw:marker-start-width="0.3cm" draw:marker-start-center="false" draw:marker-end="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8" style:family="graphic" style:parent-style-name="standard">
      <style:graphic-properties draw:stroke="solid" draw:stroke-dash="Ultrafine_20_Dashed" svg:stroke-color="#c0c0c0" draw:fill="none" dr3d:horizontal-segments="4" dr3d:vertical-segments="14" dr3d:close-front="true" dr3d:close-back="tru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'Times New Roman'" style:font-family-generic="roman" style:font-pitch="variable" fo:font-size="10pt"/>
    </style:style>
    <style:style style:name="P3" style:family="paragraph">
      <style:paragraph-properties fo:margin-left="0cm" fo:margin-right="0cm" fo:text-indent="0cm"/>
      <style:text-properties fo:font-family="'Times New Roman'" style:font-family-generic="roman" style:font-pitch="variable" fo:font-size="8pt"/>
    </style:style>
    <style:style style:name="P4" style:family="paragraph">
      <style:paragraph-properties fo:margin-left="0cm" fo:margin-right="0cm" fo:text-indent="0cm"/>
      <style:text-properties fo:font-size="10pt"/>
    </style:style>
    <style:style style:name="T1" style:family="text">
      <style:text-properties fo:font-family="'Times New Roman'" style:font-family-generic="roman" style:font-pitch="variable" fo:font-size="10pt"/>
    </style:style>
    <style:style style:name="T2" style:family="text">
      <style:text-properties fo:font-family="'Times New Roman'" style:font-family-generic="roman" style:font-pitch="variable" fo:font-size="8pt"/>
    </style:style>
    <style:style style:name="T3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6.949cm" svg:height="1.922cm" svg:x="1.658cm" svg:y="7.338cm">
          <text:p/>
        </draw:rect>
        <draw:frame draw:style-name="gr2" draw:text-style-name="P2" draw:layer="layout" svg:width="2.737cm" svg:height="0.458cm" svg:x="1.62cm" svg:y="9.29cm">
          <draw:text-box>
            <text:p text:style-name="P2"><text:span text:style-name="T1">Wonderland Server</text:span></text:p>
          </draw:text-box>
        </draw:frame>
        <dr3d:scene draw:style-name="gr3" svg:width="1.147cm" svg:height="1.041cm" svg:x="7.149cm" svg:y="7.656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/>
        </dr3d:scene>
        <dr3d:scene draw:style-name="gr3" svg:width="1.024cm" svg:height="1.024cm" svg:x="1.993cm" svg:y="7.6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901cm" svg:height="0.901cm" svg:x="3.734cm" svg:y="7.7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5" draw:layer="layout" svg:viewBox="0 -5000 2500 10000" svg:d="m0-5000h250 250 500 500 500 250 250v10000h-250-250-500-500-500-250-250z"/>
        </dr3d:scene>
        <draw:frame draw:style-name="gr2" draw:text-style-name="P3" draw:layer="layout" svg:width="1.361cm" svg:height="0.458cm" svg:x="1.8cm" svg:y="8.808cm">
          <draw:text-box>
            <text:p text:style-name="P3"><text:span text:style-name="T2">Cell service</text:span></text:p>
          </draw:text-box>
        </draw:frame>
        <dr3d:scene draw:style-name="gr3" svg:width="0.901cm" svg:height="0.901cm" svg:x="5.405cm" svg:y="7.74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5" draw:layer="layout" svg:viewBox="0 -5000 2500 10000" svg:d="m0-5000h250 250 500 500 500 250 250v10000h-250-250-500-500-500-250-250z"/>
        </dr3d:scene>
        <draw:frame draw:style-name="gr2" draw:text-style-name="P3" draw:layer="layout" svg:width="1.399cm" svg:height="0.458cm" svg:x="7.035cm" svg:y="8.808cm">
          <draw:text-box>
            <text:p text:style-name="P3"><text:span text:style-name="T2">Web service</text:span></text:p>
          </draw:text-box>
        </draw:frame>
        <draw:frame draw:style-name="gr2" draw:text-style-name="P3" draw:layer="layout" svg:width="0.582cm" svg:height="0.458cm" svg:x="3.891cm" svg:y="8.808cm">
          <draw:text-box>
            <text:p text:style-name="P3"><text:span text:style-name="T2">WFS</text:span></text:p>
          </draw:text-box>
        </draw:frame>
        <draw:frame draw:style-name="gr2" draw:text-style-name="P3" draw:layer="layout" svg:width="1.005cm" svg:height="0.458cm" svg:x="5.379cm" svg:y="8.808cm">
          <draw:text-box>
            <text:p text:style-name="P3"><text:span text:style-name="T2">Modules</text:span></text:p>
          </draw:text-box>
        </draw:frame>
        <draw:rect draw:style-name="gr1" draw:text-style-name="P1" draw:layer="layout" svg:width="1.376cm" svg:height="0.688cm" svg:x="1.875cm" svg:y="5.415cm">
          <text:p/>
        </draw:rect>
        <draw:frame draw:style-name="gr2" draw:text-style-name="P2" draw:layer="layout" svg:width="2.809cm" svg:height="0.458cm" svg:x="3.68cm" svg:y="4.839cm">
          <draw:text-box>
            <text:p text:style-name="P2"><text:span text:style-name="T1">Wonderland Clients</text:span></text:p>
          </draw:text-box>
        </draw:frame>
        <draw:rect draw:style-name="gr1" draw:text-style-name="P1" draw:layer="layout" svg:width="1.376cm" svg:height="0.688cm" svg:x="3.575cm" svg:y="5.415cm">
          <text:p/>
        </draw:rect>
        <draw:rect draw:style-name="gr1" draw:text-style-name="P1" draw:layer="layout" svg:width="1.376cm" svg:height="0.688cm" svg:x="5.275cm" svg:y="5.415cm">
          <text:p/>
        </draw:rect>
        <draw:rect draw:style-name="gr1" draw:text-style-name="P1" draw:layer="layout" svg:width="1.376cm" svg:height="0.688cm" svg:x="6.975cm" svg:y="5.415cm">
          <text:p/>
        </draw:rect>
        <draw:line draw:style-name="gr6" draw:text-style-name="P1" draw:layer="layout" svg:x1="2.522cm" svg:y1="6.104cm" svg:x2="5.185cm" svg:y2="7.338cm">
          <text:p/>
        </draw:line>
        <draw:line draw:style-name="gr6" draw:text-style-name="P1" draw:layer="layout" svg:x1="4.304cm" svg:y1="6.121cm" svg:x2="5.186cm" svg:y2="7.338cm">
          <text:p/>
        </draw:line>
        <draw:line draw:style-name="gr6" draw:text-style-name="P1" draw:layer="layout" svg:x1="6.014cm" svg:y1="6.121cm" svg:x2="5.186cm" svg:y2="7.338cm">
          <text:p/>
        </draw:line>
        <draw:line draw:style-name="gr6" draw:text-style-name="P1" draw:layer="layout" svg:x1="7.673cm" svg:y1="6.121cm" svg:x2="5.186cm" svg:y2="7.338cm">
          <text:p/>
        </draw:line>
        <dr3d:scene draw:style-name="gr7" svg:width="5.258cm" svg:height="3.55cm" svg:x="9.859cm" svg:y="5.65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 5000 125-500 125-500 250-1000 500-2000 500-2000 500-2000 500-2000h-500-500-500-500-250-250z"/>
        </dr3d:scene>
        <draw:frame draw:style-name="gr9" draw:text-style-name="P4" draw:layer="layout" svg:width="4.388cm" svg:height="0.404cm" svg:x="1.111cm" svg:y="4.034cm">
          <draw:text-box>
            <text:p text:style-name="P4"><text:span text:style-name="T3">(a) Wonderland Architecture</text:span></text:p>
          </draw:text-box>
        </draw:frame>
        <draw:frame draw:style-name="gr9" draw:text-style-name="P4" draw:layer="layout" svg:width="3.66cm" svg:height="0.404cm" svg:x="9.911cm" svg:y="4.034cm">
          <draw:text-box>
            <text:p text:style-name="P4"><text:span text:style-name="T3">(b) Wonderland Module</text:span></text:p>
          </draw:text-box>
        </draw:frame>
        <draw:frame draw:style-name="gr9" draw:text-style-name="P4" draw:layer="layout" svg:width="1.149cm" svg:height="0.404cm" svg:x="11.957cm" svg:y="8.603cm">
          <draw:text-box>
            <text:p text:style-name="P4"><text:span text:style-name="T3">Plugins</text:span></text:p>
          </draw:text-box>
        </draw:frame>
        <draw:frame draw:style-name="gr9" draw:text-style-name="P4" draw:layer="layout" svg:width="1.196cm" svg:height="0.404cm" svg:x="11.958cm" svg:y="7.862cm">
          <draw:text-box>
            <text:p text:style-name="P4"><text:span text:style-name="T3">Artwork</text:span></text:p>
          </draw:text-box>
        </draw:frame>
        <draw:frame draw:style-name="gr9" draw:text-style-name="P4" draw:layer="layout" svg:width="0.959cm" svg:height="0.404cm" svg:x="12.023cm" svg:y="7.227cm">
          <draw:text-box>
            <text:p text:style-name="P4"><text:span text:style-name="T3">WF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creation-date>2008-09-29T14:33:37</meta:creation-date>
    <dc:date>2008-09-29T15:15:11</dc:date>
    <dc:language>en-US</dc:language>
    <meta:editing-cycles>4</meta:editing-cycles>
    <meta:editing-duration>PT41M36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